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3.5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759cm"/>
    </style:style>
    <style:style style:name="gr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2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34cm" fo:min-width="4.631cm"/>
    </style:style>
    <style:style style:name="gr13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63cm" fo:min-width="4.631cm"/>
    </style:style>
    <style:style style:name="gr14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552cm" fo:min-width="14.8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6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63cm" fo:min-width="4.631cm"/>
    </style:style>
    <style:style style:name="gr17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3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2cm"/>
    </style:style>
    <style:style style:name="gr2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2" style:family="graphic" style:parent-style-name="standard">
      <style:graphic-properties draw:stroke="none" svg:stroke-color="#000000" draw:fill="solid" draw:fill-color="#ffffff" fo:min-height="1.88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2cm" fo:min-width="2.374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2.374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7cm" fo:min-width="2.3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2.794cm" svg:x="10.166cm" svg:y="17.256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795cm" svg:height="2.961cm" svg:x="10.166cm" svg:y="2.016cm">
          <text:p text:style-name="P1"><text:span text:style-name="T1">Memory Mapped</text:span></text:p>
          <text:p text:style-name="P1"><text:span text:style-name="T1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0.795cm" svg:height="2.921cm" svg:x="10.166cm" svg:y="11.4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0.795cm" svg:height="2.921cm" svg:x="10.166cm" svg:y="4.956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63cm" svg:y1="7.877cm" svg:x2="15.563cm" svg:y2="11.456cm" draw:start-shape="id1" draw:start-glue-point="2" draw:end-shape="id2" draw:end-glue-point="0" svg:d="M15563 7877v3579" svg:viewBox="0 0 1 3580">
          <text:p/>
        </draw:connector>
        <draw:custom-shape draw:style-name="gr3" draw:text-style-name="P3" draw:layer="layout" svg:width="10.795cm" svg:height="2.879cm" svg:x="10.166cm" svg:y="14.356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451cm" svg:height="2.894cm" svg:x="10.193cm" svg:y="14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3" draw:id="id3" draw:layer="layout" svg:width="4.075cm" svg:height="1.343cm" svg:x="21.318cm" svg:y="18.018cm">
          <draw:text-box>
            <text:p><text:span text:style-name="T2">App code</text:span></text:p>
          </draw:text-box>
        </draw:frame>
        <draw:connector draw:style-name="gr7" draw:text-style-name="P1" draw:layer="layout" draw:type="lines" draw:line-skew="0.502cm" svg:x1="21.318cm" svg:y1="18.689cm" svg:x2="19.603cm" svg:y2="18.653cm" draw:start-shape="id3" draw:start-glue-point="3" draw:end-shape="id4" draw:end-glue-point="1" svg:d="M21318 18689h2l-1217-36h-500" svg:viewBox="0 0 1718 37">
          <text:p/>
        </draw:connector>
        <draw:frame draw:style-name="gr8" draw:text-style-name="P4" xml:id="id5" draw:id="id5" draw:layer="layout" svg:width="6.259cm" svg:height="2.139cm" svg:x="2.414cm" svg:y="14.646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7" draw:text-style-name="P1" draw:layer="layout" draw:type="lines" draw:line-skew="-0.536cm" svg:x1="8.673cm" svg:y1="15.715cm" svg:x2="10.193cm" svg:y2="15.688cm" draw:start-shape="id5" draw:start-glue-point="1" svg:d="M8673 15715h-36l1556-27" svg:viewBox="0 0 1557 28">
          <text:p/>
        </draw:connector>
        <draw:custom-shape draw:style-name="gr9" draw:text-style-name="P1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38cm" svg:height="2.921cm" svg:x="19.796cm" svg:y="2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7" draw:id="id7" draw:layer="layout" svg:width="1.038cm" svg:height="2.94cm" svg:x="19.796cm" svg:y="2.01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xml:id="id6" draw:id="id6" draw:layer="layout" svg:width="3.177cm" svg:height="1.343cm" svg:x="22.218cm" svg:y="2.819cm">
          <draw:text-box>
            <text:p><text:span text:style-name="T2">TRNG</text:span></text:p>
          </draw:text-box>
        </draw:frame>
        <draw:connector draw:style-name="gr7" draw:text-style-name="P1" draw:layer="layout" draw:type="lines" svg:x1="22.218cm" svg:y1="3.49cm" svg:x2="20.834cm" svg:y2="3.486cm" draw:start-shape="id6" draw:start-glue-point="3" draw:end-shape="id7" draw:end-glue-point="1" svg:d="M22218 3490h-500l-383-4h-501" svg:viewBox="0 0 1385 5">
          <text:p/>
        </draw:connector>
        <draw:frame draw:style-name="gr11" draw:text-style-name="P4" draw:layer="layout" svg:width="5.428cm" svg:height="1.332cm" svg:x="5.015cm" svg:y="19.288cm">
          <draw:text-box>
            <text:p><text:span text:style-name="T2">low address</text:span></text:p>
          </draw:text-box>
        </draw:frame>
        <draw:frame draw:style-name="gr11" draw:text-style-name="P4" draw:layer="layout" svg:width="5.428cm" svg:height="1.332cm" svg:x="4.716cm" svg:y="1.588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2" draw:text-style-name="P5" xml:id="id13" draw:id="id13" draw:layer="layout" svg:width="5.131cm" svg:height="2.384cm" svg:x="11.443cm" svg:y="6.9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12" draw:id="id12" draw:layer="layout" svg:width="5.131cm" svg:height="2.413cm" svg:x="6.026cm" svg:y="7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9" draw:id="id9" draw:layer="layout" svg:width="15.367cm" svg:height="2.802cm" svg:x="6.715cm" svg:y="11.6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15" draw:text-style-name="P4" xml:id="id8" draw:id="id8" draw:layer="layout" svg:width="2.242cm" svg:height="1.195cm" svg:x="2.568cm" svg:y="12.632cm">
          <draw:text-box>
            <text:p><text:span text:style-name="T2">Rust</text:span></text:p>
          </draw:text-box>
        </draw:frame>
        <draw:connector draw:style-name="gr7" draw:text-style-name="P5" draw:layer="layout" draw:line-skew="0.191cm -0.034cm" svg:x1="4.81cm" svg:y1="13.229cm" svg:x2="14.398cm" svg:y2="11.695cm" draw:start-shape="id8" draw:start-glue-point="1" draw:end-shape="id9" draw:end-glue-point="0" svg:d="M4810 13229h1143v-2069h8445v535" svg:viewBox="0 0 9589 2070">
          <text:p/>
        </draw:connector>
        <draw:custom-shape draw:style-name="gr16" draw:text-style-name="P5" xml:id="id11" draw:id="id11" draw:layer="layout" svg:width="5.131cm" svg:height="2.413cm" svg:x="16.868cm" svg:y="7.796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953cm" svg:y1="10.652cm" svg:x2="22.463cm" svg:y2="10.652cm">
          <text:p/>
        </draw:line>
        <draw:frame draw:style-name="gr18" draw:text-style-name="P3" draw:layer="layout" svg:width="3.8cm" svg:height="2.139cm" svg:x="1.87cm" svg:y="9.598cm">
          <draw:text-box>
            <text:p text:style-name="P1"><text:span text:style-name="T2">Syscall</text:span></text:p>
            <text:p text:style-name="P1"><text:span text:style-name="T2">Interface</text:span></text:p>
          </draw:text-box>
        </draw:frame>
        <draw:custom-shape draw:style-name="gr19" draw:text-style-name="P3" draw:layer="layout" svg:width="15.367cm" svg:height="2.282cm" svg:x="6.715cm" svg:y="14.497cm">
          <text:p text:style-name="P1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20" draw:text-style-name="P4" xml:id="id10" draw:id="id10" draw:layer="layout" svg:width="4.172cm" svg:height="2.139cm" svg:x="1.924cm" svg:y="5.084cm">
          <draw:text-box>
            <text:p><text:span text:style-name="T2">Hardware</text:span></text:p>
            <text:p><text:span text:style-name="T2">Sandbox</text:span></text:p>
          </draw:text-box>
        </draw:frame>
        <draw:connector draw:style-name="gr21" draw:text-style-name="P5" draw:layer="layout" svg:x1="6.096cm" svg:y1="6.153cm" svg:x2="19.433cm" svg:y2="7.796cm" draw:start-shape="id10" draw:start-glue-point="1" draw:end-shape="id11" draw:end-glue-point="0" svg:d="M6096 6153h13337v1643" svg:viewBox="0 0 13338 1644">
          <text:p/>
        </draw:connector>
        <draw:connector draw:style-name="gr21" draw:text-style-name="P5" draw:layer="layout" svg:x1="6.096cm" svg:y1="6.153cm" svg:x2="8.591cm" svg:y2="7.796cm" draw:start-shape="id10" draw:start-glue-point="1" draw:end-shape="id12" draw:end-glue-point="0" svg:d="M6096 6153h2495v1643" svg:viewBox="0 0 2496 1644">
          <text:p/>
        </draw:connector>
        <draw:connector draw:style-name="gr21" draw:text-style-name="P5" draw:layer="layout" svg:x1="6.096cm" svg:y1="6.153cm" svg:x2="14.008cm" svg:y2="6.907cm" draw:start-shape="id10" draw:start-glue-point="1" draw:end-shape="id13" draw:end-glue-point="0" svg:d="M6096 6153h7912v754" svg:viewBox="0 0 7913 755">
          <text:p/>
        </draw:connector>
        <draw:frame draw:style-name="gr22" draw:text-style-name="P6" draw:layer="layout" svg:width="10.176cm" svg:height="2.139cm" svg:x="9.62cm" svg:y="11.977cm">
          <draw:text-box>
            <text:p text:style-name="P1"><text:span text:style-name="T3">Device Drivers</text:span></text:p>
            <text:p text:style-name="P1"><text:span text:style-name="T3">(Rust language sandbox)</text:span></text:p>
          </draw:text-box>
        </draw:frame>
        <draw:custom-shape draw:style-name="gr23" draw:text-style-name="P6" draw:layer="layout" svg:width="4.064cm" svg:height="2.024cm" svg:x="6.588cm" svg:y="7.985cm">
          <text:p text:style-name="P6"><text:span text:style-name="T3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064cm" svg:height="2.032cm" svg:x="12.049cm" svg:y="7.096cm">
          <text:p text:style-name="P1"><text:span text:style-name="T3">App1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4.064cm" svg:height="1.905cm" svg:x="17.51cm" svg:y="8.039cm">
          <text:p text:style-name="P1"><text:span text:style-name="T3">App1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17:27:02.396908122</dc:date>
    <meta:editing-duration>PT5H28M29S</meta:editing-duration>
    <meta:editing-cycles>11</meta:editing-cycles>
    <meta:generator>LibreOffice/4.3.4.1$Linux_X86_64 LibreOffice_project/430$Build-1</meta:generator>
    <meta:document-statistic meta:object-count="36"/>
  </office:meta>
</office:document-meta>
</file>